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list-style-name="L2">
      <style:text-properties fo:font-size="11pt" style:font-size-asian="11pt" style:font-size-complex="11pt"/>
    </style:style>
    <style:style style:name="P3" style:family="paragraph" style:parent-style-name="Standard" style:list-style-name="L4">
      <style:text-properties fo:font-size="11pt" style:font-size-asian="11pt" style:font-size-complex="11pt"/>
    </style:style>
    <style:style style:name="P4" style:family="paragraph" style:parent-style-name="Standard" style:list-style-name="L5">
      <style:text-properties fo:font-size="11pt" style:font-size-asian="11pt" style:font-size-complex="11pt"/>
    </style:style>
    <style:style style:name="P5" style:family="paragraph" style:parent-style-name="Standard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4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fo:background-color="#83caff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background-color="transparen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T10" style:family="text">
      <style:text-properties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Pasos para registrar y hacer el seguimiento de los expedientes.</text:p>
      <text:p text:style-name="P1"/>
      <text:p text:style-name="P1">1- Seleccionar la Institucion</text:p>
      <text:list xml:id="list2019901544" text:style-name="L2">
        <text:list-item>
          <text:p text:style-name="P2">se mostraran en pantalla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"><text:s/><text:span text:style-name="T5">domicilio</text:span></text:p>
                                </text:list-item>
                                <text:list-item>
                                  <text:p text:style-name="P2"><text:span text:style-name="T5"><text:s/>localidad</text:span></text:p>
                                </text:list-item>
                                <text:list-item>
                                  <text:p text:style-name="P2"><text:span text:style-name="T5"><text:s/>departamento</text:span></text:p>
                                </text:list-item>
                                <text:list-item>
                                  <text:p text:style-name="P2"><text:span text:style-name="T5"><text:s/>autoridades (si tuviera RONG)</text:span></text:p>
                                </text:list-item>
                                <text:list-item>
                                  <text:p text:style-name="P2"><draw:custom-shape text:anchor-type="paragraph" draw:z-index="0" draw:style-name="gr1" draw:text-style-name="P11" svg:width="5.061cm" svg:height="1.435cm" svg:x="12.185cm" svg:y="0.192cm"><text:p text:style-name="P11"><text:span text:style-name="T10">Ver si esta informacion </text:span></text:p><text:p text:style-name="P11"><text:span text:style-name="T10">es suficiente</text:span></text:p><draw:enhanced-geometry svg:viewBox="0 0 21600 21600" draw:text-areas="?f0 0 21600 21600" draw:type="left-arrow-callout" draw:modifiers="6224.11149825784 5400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text:span text:style-name="T5"> número de RONG</text:span></text:p>
                                </text:list-item>
                                <text:list-item>
                                  <text:p text:style-name="P2"><text:span text:style-name="T5">tipo de organización (si tuviera RONG)</text:span></text:p>
                                </text:list-item>
                                <text:list-item>
                                  <text:p text:style-name="P2"><text:span text:style-name="T5">tipo de actividad que realiza(si tuviera RONG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5"/></text:p>
      <text:p text:style-name="P1"><text:span text:style-name="T5"><text:s text:c="44"/>***</text:span><text:span text:style-name="T6"> ACA PUEDE AGREGARSE LA DESCRIPCION (planilla)</text:span></text:p>
      <text:p text:style-name="P1"><text:span text:style-name="T5"/></text:p>
      <text:p text:style-name="P1"><text:tab/><text:tab/>Estos datos son los que estan ingresados en el Registro de ONG</text:p>
      <text:p text:style-name="P1"/>
      <text:p text:style-name="P1"/>
      <text:list xml:id="list1588604424" text:continue-numbering="true" text:style-name="L2">
        <text:list-item>
          <text:p text:style-name="P2">en caso de que la institución no existiera:</text:p>
          <text:p text:style-name="P2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<text:span text:style-name="T2">SI TIENE QUE TENER SI O SI RONG: </text:span><text:span text:style-name="T3">cargar en la oficina correspondiente</text:span></text:p>
                          <text:p text:style-name="P2"><text:span text:style-name="T3"/></text:p>
                        </text:list-item>
                        <text:list-item>
                          <text:p text:style-name="P2"><text:span text:style-name="T2">SI NO ES OBLIGATORIO RONG: </text:span><text:span text:style-name="T3">cargar en informatic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2- Cargar:</text:p>
      <text:list xml:id="list1935916711" text:style-name="L4">
        <text:list-item>
          <text:p text:style-name="P3"><text:span text:style-name="T7">Monto</text:span></text:p>
        </text:list-item>
        <text:list-item>
          <text:p text:style-name="P3"><text:span text:style-name="T7">Numero Expediente</text:span></text:p>
          <text:list>
            <text:list-item>
              <text:list>
                <text:list-item>
                  <text:list>
                    <text:list-item>
                      <text:p text:style-name="P3"><text:span text:style-name="T7">se monstraran en pantalla los datos del expediente, mediante consulta automatica con SI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7">Fecha de carga (refiriendo a la fecha de recibido en la oficina el expediente)</text:span></text:p>
        </text:list-item>
        <text:list-item>
          <text:p text:style-name="P3"><text:span text:style-name="T7">Observaciones</text:span></text:p>
          <text:p text:style-name="P3"><text:span text:style-name="T7"/></text:p>
        </text:list-item>
        <text:list-item>
          <text:p text:style-name="P8"><text:span text:style-name="T4">VER POSIBILIDAD DE ADJUNTAR ESTATUTO DE LA INSTITUCION</text:span></text:p>
          <text:list>
            <text:list-item>
              <text:list>
                <text:list-item>
                  <text:list>
                    <text:list-header>
                      <text:p text:style-name="P3"><text:span text:style-name="T7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8"><text:span text:style-name="T4">VER QUE SON LAS ULTIMAS 3 COLUMNAS</text:span></text:p>
        </text:list-item>
      </text:list>
      <text:p text:style-name="P7"><text:span text:style-name="T4"/></text:p>
      <text:p text:style-name="P7"><text:span text:style-name="T4"/></text:p>
      <text:p text:style-name="P6"><text:span text:style-name="T4">3- En la carga inicial, el trámite quedará Estado: (0) PENDIENTE</text:span></text:p>
      <text:p text:style-name="P6"><text:span text:style-name="T4"/></text:p>
      <text:p text:style-name="P6"><text:span text:style-name="T4">4- En tiempos posteriores, se podran actualizar el Estado de los expedientes, con su correspondiente fecha. A cada cambio de estado se le podra asociar una observacion.</text:span></text:p>
      <text:p text:style-name="P6"><text:span text:style-name="T4"><text:tab/></text:span></text:p>
      <text:p text:style-name="P6"><text:span text:style-name="T4"><text:tab/>POSIBLES ESTADOS: <text:s/></text:span></text:p>
      <text:list xml:id="list1517652798" text:style-name="L5">
        <text:list-item>
          <text:p text:style-name="P4"><text:span text:style-name="T7">(1 )Visto – A definir</text:span></text:p>
        </text:list-item>
        <text:list-item>
          <text:p text:style-name="P4"><text:span text:style-name="T7">(2) Visto – En espera</text:span></text:p>
        </text:list-item>
        <text:list-item>
          <text:p text:style-name="P4"><text:span text:style-name="T7">(3) Aceptado – En circuito <text:s/>----&gt; en etapa posterior se podria ampliar</text:span></text:p>
        </text:list-item>
        <text:list-item>
          <text:p text:style-name="P4"><text:span text:style-name="T7">(4) Aceptado – Con resolucion</text:span></text:p>
        </text:list-item>
        <text:list-item>
          <text:p text:style-name="P4"><text:span text:style-name="T7">(5) Aceptado – Pagado</text:span></text:p>
        </text:list-item>
        <text:list-item>
          <text:p text:style-name="P4"><text:span text:style-name="T7">(6) Rechazado</text:span></text:p>
        </text:list-item>
        <text:list-item>
          <text:p text:style-name="P4"><text:span text:style-name="T7">(7) Archivo</text:span></text:p>
        </text:list-item>
      </text:list>
      <text:p text:style-name="P1"><text:span text:style-name="T7"/></text:p>
      <text:p text:style-name="P6"><text:span text:style-name="T4">Esto daria como resultado:</text:span></text:p>
      <text:p text:style-name="P6"><text:span text:style-name="T4"/></text:p>
      <text:p text:style-name="P6"><text:span text:style-name="T4">INSTITUCION – EXPEDIENTE - FECHA ESTADO – ESTADO – OBSERVACION ESTADO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a BUENAS PRACTICAS <text:s text:c="96"/>05/11/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Vazquez</meta:initial-creator>
    <meta:creation-date>2013-11-05T14:24:50</meta:creation-date>
    <dc:date>2013-11-05T14:57:49</dc:date>
    <dc:creator>Veronica Vazquez</dc:creator>
    <meta:editing-duration>PT00H09M22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1" meta:paragraph-count="37" meta:word-count="257" meta:character-count="1587"/>
  </office:meta>
</office:document-meta>
</file>